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90277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1bfaaf"/>
    </style:style>
    <style:style style:name="P4" style:family="paragraph" style:parent-style-name="Text_20_body">
      <style:text-properties fo:color="#f10d0c" loext:opacity="100%" style:font-name="DejaVu Sans Mono" fo:font-size="10pt" fo:font-style="normal" officeooo:rsid="001b807b" officeooo:paragraph-rsid="0021dcd0" style:font-size-asian="10pt" style:font-style-asian="normal" style:font-size-complex="10pt" style:font-style-complex="normal"/>
    </style:style>
    <style:style style:name="P5" style:family="paragraph" style:parent-style-name="Text_20_body">
      <style:text-properties style:font-name="DejaVu Sans Mono" fo:font-size="10pt" fo:font-style="normal" officeooo:rsid="0023fded" officeooo:paragraph-rsid="0023fded" style:font-size-asian="10pt" style:font-style-asian="normal" style:font-size-complex="10pt" style:font-style-complex="normal"/>
    </style:style>
    <style:style style:name="P6" style:family="paragraph" style:parent-style-name="Text_20_body">
      <style:text-properties style:font-name="DejaVu Sans Mono" fo:font-size="10pt" fo:font-style="normal" officeooo:paragraph-rsid="0023fded" style:font-size-asian="10pt" style:font-style-asian="normal" style:font-size-complex="10pt" style:font-style-complex="normal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officeooo:paragraph-rsid="0021dcd0"/>
    </style:style>
    <style:style style:name="P9" style:family="paragraph" style:parent-style-name="Text_20_body">
      <style:text-properties fo:color="#f10d0c" loext:opacity="100%" style:font-name="DejaVu Sans Mono" fo:font-size="10pt" fo:font-style="normal" officeooo:rsid="001eb78d" officeooo:paragraph-rsid="0023fded" style:font-size-asian="10pt" style:font-style-asian="normal" style:font-size-complex="10pt" style:font-style-complex="normal"/>
    </style:style>
    <style:style style:name="P10" style:family="paragraph" style:parent-style-name="Text_20_body">
      <style:text-properties fo:color="#f10d0c" loext:opacity="100%" style:font-name="DejaVu Sans Mono" fo:font-size="10pt" fo:font-style="normal" officeooo:rsid="0023fded" officeooo:paragraph-rsid="0023fded" style:font-size-asian="10pt" style:font-style-asian="normal" style:font-size-complex="10pt" style:font-style-complex="normal"/>
    </style:style>
    <style:style style:name="P11" style:family="paragraph" style:parent-style-name="Text_20_body">
      <style:text-properties fo:color="#f10d0c" loext:opacity="100%" style:font-name="DejaVu Sans Mono" fo:font-size="10pt" fo:font-style="normal" officeooo:rsid="0023fded" officeooo:paragraph-rsid="0023fded" fo:background-color="#ffffff" style:font-size-asian="10pt" style:font-style-asian="normal" style:font-size-complex="10pt" style:font-style-complex="normal"/>
    </style:style>
    <style:style style:name="P12" style:family="paragraph" style:parent-style-name="Text_20_body">
      <style:text-properties fo:color="#f10d0c" loext:opacity="100%" style:font-name="DejaVu Sans Mono" fo:font-size="10pt" fo:font-style="normal" officeooo:paragraph-rsid="0023fded" fo:background-color="#ffffff" style:font-size-asian="10pt" style:font-style-asian="normal" style:font-size-complex="10pt" style:font-style-complex="normal"/>
    </style:style>
    <style:style style:name="T1" style:family="text">
      <style:text-properties officeooo:rsid="0009027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205c" style:font-style-asian="italic" style:font-style-complex="italic"/>
    </style:style>
    <style:style style:name="T4" style:family="text">
      <style:text-properties fo:font-style="italic" officeooo:rsid="002544cf" style:font-style-asian="italic" style:font-style-complex="italic"/>
    </style:style>
    <style:style style:name="T5" style:family="text">
      <style:text-properties officeooo:rsid="0017b712"/>
    </style:style>
    <style:style style:name="T6" style:family="text">
      <style:text-properties officeooo:rsid="0018205c"/>
    </style:style>
    <style:style style:name="T7" style:family="text">
      <style:text-properties officeooo:rsid="001d4667"/>
    </style:style>
    <style:style style:name="T8" style:family="text">
      <style:text-properties officeooo:rsid="001eb78d"/>
    </style:style>
    <style:style style:name="T9" style:family="text">
      <style:text-properties fo:color="#f10d0c" loext:opacity="100%"/>
    </style:style>
    <style:style style:name="T10" style:family="text">
      <style:text-properties fo:color="#f10d0c" loext:opacity="100%" fo:font-style="italic" style:font-style-asian="italic" style:font-style-complex="italic"/>
    </style:style>
    <style:style style:name="T11" style:family="text">
      <style:text-properties fo:color="#f10d0c" loext:opacity="100%" fo:font-style="italic" officeooo:rsid="001eb78d" style:font-style-asian="italic" style:font-style-complex="italic"/>
    </style:style>
    <style:style style:name="T12" style:family="text">
      <style:text-properties fo:color="#f10d0c" loext:opacity="100%" fo:font-style="italic" officeooo:rsid="001b807b" style:font-style-asian="italic" style:font-style-complex="italic"/>
    </style:style>
    <style:style style:name="T13" style:family="text">
      <style:text-properties fo:color="#f10d0c" loext:opacity="100%" fo:font-style="normal" style:font-style-asian="normal" style:font-style-complex="normal"/>
    </style:style>
    <style:style style:name="T14" style:family="text">
      <style:text-properties fo:color="#f10d0c" loext:opacity="100%" fo:font-style="normal" officeooo:rsid="001eb78d" style:font-style-asian="normal" style:font-style-complex="normal"/>
    </style:style>
    <style:style style:name="T15" style:family="text">
      <style:text-properties fo:color="#f10d0c" loext:opacity="100%" fo:font-style="normal" officeooo:rsid="001b807b" style:font-style-asian="normal" style:font-style-complex="normal"/>
    </style:style>
    <style:style style:name="T16" style:family="text">
      <style:text-properties fo:color="#f10d0c" loext:opacity="100%" officeooo:rsid="001eb78d"/>
    </style:style>
    <style:style style:name="T17" style:family="text">
      <style:text-properties fo:color="#f10d0c" loext:opacity="100%" officeooo:rsid="0023fded"/>
    </style:style>
    <style:style style:name="T18" style:family="text">
      <style:text-properties fo:color="#f10d0c" loext:opacity="100%" officeooo:rsid="001b807b"/>
    </style:style>
    <style:style style:name="T19" style:family="text">
      <style:text-properties fo:color="#f10d0c" loext:opacity="100%" style:font-name="DejaVu Sans Mono" fo:font-style="normal" style:font-style-asian="normal" style:font-style-complex="normal"/>
    </style:style>
    <style:style style:name="T20" style:family="text">
      <style:text-properties fo:color="#f10d0c" loext:opacity="100%" style:font-name="DejaVu Sans Mono" fo:font-size="10pt" fo:font-style="normal" style:font-size-asian="8.75pt" style:font-style-asian="normal" style:font-size-complex="10pt" style:font-style-complex="normal"/>
    </style:style>
    <style:style style:name="T21" style:family="text">
      <style:text-properties fo:color="#f10d0c" loext:opacity="100%" style:font-name="DejaVu Sans Mono" fo:font-style="italic" style:font-style-asian="italic" style:font-style-complex="italic"/>
    </style:style>
    <style:style style:name="T22" style:family="text">
      <style:text-properties fo:color="#f10d0c" loext:opacity="100%" style:font-name="DejaVu Sans Mono" fo:font-size="12pt" fo:font-style="normal" style:font-size-asian="10.5pt" style:font-style-asian="normal" style:font-size-complex="12pt" style:font-style-complex="normal"/>
    </style:style>
    <style:style style:name="T23" style:family="text">
      <style:text-properties fo:color="#f10d0c" loext:opacity="100%" officeooo:rsid="0025f7f8"/>
    </style:style>
    <style:style style:name="T24" style:family="text">
      <style:text-properties officeooo:rsid="0021dcd0"/>
    </style:style>
    <style:style style:name="T25" style:family="text">
      <style:text-properties officeooo:rsid="001b807b"/>
    </style:style>
    <style:style style:name="T26" style:family="text">
      <style:text-properties officeooo:rsid="0022eae3"/>
    </style:style>
    <style:style style:name="T27" style:family="text">
      <style:text-properties officeooo:rsid="0023fded"/>
    </style:style>
    <style:style style:name="T28" style:family="text">
      <style:text-properties officeooo:rsid="002544cf"/>
    </style:style>
    <style:style style:name="T29" style:family="text">
      <style:text-properties officeooo:rsid="0025f7f8"/>
    </style:style>
    <style:style style:name="T30" style:family="text">
      <style:text-properties fo:color="#c9211e" loext:opacity="100%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</text:span>ucomms <text:span text:style-name="T5">building</text:span>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30_1240435032" text:style-name="Index_20_Link" text:visited-style-name="Index_20_Link">Building the kucomms project<text:tab/>1</text:a></text:p>
          <text:p text:style-name="P7"><text:a xlink:type="simple" xlink:href="#__RefHeading___Toc32_1240435032" text:style-name="Index_20_Link" text:visited-style-name="Index_20_Link">Building the examples<text:tab/>1</text:a></text:p>
          <text:p text:style-name="P7"><text:a xlink:type="simple" xlink:href="#__RefHeading___Toc36_1240435032" text:style-name="Index_20_Link" text:visited-style-name="Index_20_Link">Running the longtest example<text:tab/>1</text:a></text:p>
          <text:p text:style-name="P7"><text:a xlink:type="simple" xlink:href="#__RefHeading___Toc34_1240435032" text:style-name="Index_20_Link" text:visited-style-name="Index_20_Link">Building your own project<text:tab/>2</text:a></text:p>
        </text:index-body>
      </text:table-of-content>
      <text:h text:style-name="Heading_20_1" text:outline-level="1"><text:bookmark-start text:name="__RefHeading___Toc30_1240435032"/>Building the kucomms project<text:bookmark-end text:name="__RefHeading___Toc30_1240435032"/></text:h>
      <text:p text:style-name="Text_20_body">In order to build the kucomms project you will to install some dependencies.</text:p>
      <text:p text:style-name="Text_20_body">It will be necessary to install the packages needed to compile a kernel module for your platform, on the Fedora platform the package is called kernel-devel.</text:p>
      <text:p text:style-name="Text_20_body">It will be necessary to install the gcc-c++ compiler and also the standard c++ library libstdc++.</text:p>
      <text:p text:style-name="Text_20_body">To build the kucomms project, change to the top level kucomms directory and type <text:span text:style-name="T30">make</text:span>.</text:p>
      <text:p text:style-name="Text_20_body">During the build process, the kucomms kernel module will be built and the kucomms userspace library will be built.</text:p>
      <text:p text:style-name="Text_20_body">The next step is to type <text:span text:style-name="T30">sudo make install</text:span>. This step will install the userspace library and header files onto the host machine.</text:p>
      <text:p text:style-name="Text_20_body">The final step is to type <text:span text:style-name="T30">sudo make depmod</text:span>. This step will install the kernel module into the correct location on the host machine.</text:p>
      <text:h text:style-name="Heading_20_1" text:outline-level="1"><text:bookmark-start text:name="__RefHeading___Toc32_1240435032"/>Building the examples<text:bookmark-end text:name="__RefHeading___Toc32_1240435032"/></text:h>
      <text:p text:style-name="Text_20_body">In order to build the examples it is necessary to first perform the <text:span text:style-name="T30">make</text:span> and <text:span text:style-name="T30">sudo make install</text:span> steps mentioned above.</text:p>
      <text:p text:style-name="Text_20_body">In order to build the examples type <text:span text:style-name="T30">make examples</text:span>.</text:p>
      <text:h text:style-name="P8" text:outline-level="1"><text:bookmark-start text:name="__RefHeading___Toc36_1240435032"/>Running <text:span text:style-name="T24">the </text:span><text:span text:style-name="T26">longtest </text:span><text:span text:style-name="T24">example</text:span><text:bookmark-end text:name="__RefHeading___Toc36_1240435032"/></text:h>
      <text:p text:style-name="Text_20_body">In order to run the longtest example it is necessary to first build the examples as mentioned above. The next step is to type <text:span text:style-name="T30">sudo make depmod</text:span> in the top level kucomms directory as mentioned above.</text:p>
      <text:p text:style-name="Text_20_body">Follow these steps to run the <text:span text:style-name="T2">kucomms_lib_longtest</text:span> userspace application : </text:p>
      <text:p text:style-name="P4"><text:span text:style-name="T27">cd </text:span>kucomms/doc/examples/kernel-modules/kucomms_longtest</text:p>
      <text:p text:style-name="P9">sudo make depmod</text:p>
      <text:p text:style-name="P5"><text:span text:style-name="T23">sudo </text:span><text:span text:style-name="T16">m</text:span><text:span text:style-name="T9">odprobe kucomms</text:span></text:p>
      <text:p text:style-name="P11"><text:span text:style-name="T29">sudo </text:span>echo kucomms_longtest &gt; /sys/devices/virtual/kucomms/kucomms/create_device</text:p>
      <text:p text:style-name="P10"><text:soft-page-break/><text:span text:style-name="T29">sudo </text:span>modprobe kucomms_longtest</text:p>
      <text:p text:style-name="P6"><text:span text:style-name="T17">cd </text:span><text:span text:style-name="T18">kucomms/doc/examples/</text:span><text:span text:style-name="T17">userspace</text:span><text:span text:style-name="T18">/kucomms_longtest</text:span></text:p>
      <text:p text:style-name="P12"><text:span text:style-name="T29">sudo </text:span>./kucomms_lib_longtest /dev/kucomms_longtest</text:p>
      <text:h text:style-name="Heading_20_1" text:outline-level="1" text:is-list-header="true"><text:bookmark-start text:name="__RefHeading___Toc34_1240435032"/>Building your own project<text:bookmark-end text:name="__RefHeading___Toc34_1240435032"/></text:h>
      <text:p text:style-name="P3"><text:span text:style-name="T29">The steps for building and running your own project are the same as the steps for building and running the exampl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1:02:52.994978001</meta:creation-date>
    <dc:date>2024-01-22T04:26:53.925970395</dc:date>
    <meta:editing-duration>PT2H42M59S</meta:editing-duration>
    <meta:editing-cycles>29</meta:editing-cycles>
    <meta:generator>LibreOffice/7.6.4.1$Linux_X86_64 LibreOffice_project/60$Build-1</meta:generator>
    <meta:document-statistic meta:table-count="0" meta:image-count="0" meta:object-count="0" meta:page-count="2" meta:paragraph-count="29" meta:word-count="294" meta:character-count="1894" meta:non-whitespace-character-count="1628"/>
  </office:meta>
</office:document-meta>
</file>